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shapes>
          <draw:frame draw:z-index="0" draw:style-name="gr1" draw:text-style-name="P1" svg:width="7.8709in" svg:height="5.5323in" svg:x="9.9654in" svg:y="2.5098in">
            <draw:object draw:notify-on-update-of-ranges="working.A2:working.A49 working.B2:working.B49 working.C2:working.C49 working.D2:working.D49 working.E2:working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ational grid [W]</text:p>
          </table:table-cell>
          <table:table-cell office:value-type="string" calcext:value-type="string">
            <text:p><text:s/>fixe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4564.78" calcext:value-type="float">
            <text:p>4564.78</text:p>
          </table:table-cell>
          <table:table-cell office:value-type="float" office:value="3777.93" calcext:value-type="float">
            <text:p>3777.9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20837216.4484" calcext:value-type="float">
            <text:p>20837216.448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4291.34" calcext:value-type="float">
            <text:p>4291.34</text:p>
          </table:table-cell>
          <table:table-cell office:value-type="float" office:value="3504.48" calcext:value-type="float">
            <text:p>3504.48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office:value-type="float" office:value="18415598.9956" calcext:value-type="float">
            <text:p>18415598.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3618.11" calcext:value-type="float">
            <text:p>3618.11</text:p>
          </table:table-cell>
          <table:table-cell office:value-type="float" office:value="3224.69" calcext:value-type="float">
            <text:p>3224.6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13090719.9721" calcext:value-type="float">
            <text:p>13090719.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2958.85" calcext:value-type="float">
            <text:p>2958.85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office:value-type="float" office:value="17132397.1569" calcext:value-type="float">
            <text:p>17132397.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2811.28" calcext:value-type="float">
            <text:p>2811.28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office:value-type="float" office:value="15932551.2336" calcext:value-type="float">
            <text:p>15932551.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233.8" calcext:value-type="float">
            <text:p>4233.8</text:p>
          </table:table-cell>
          <table:table-cell office:value-type="float" office:value="2660.1" calcext:value-type="float">
            <text:p>2660.1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office:value-type="float" office:value="17925062.44" calcext:value-type="float">
            <text:p>1792506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2523.94" calcext:value-type="float">
            <text:p>2523.94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office:value-type="float" office:value="16790735.5225" calcext:value-type="float">
            <text:p>16790735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2818.68" calcext:value-type="float">
            <text:p>2818.68</text:p>
          </table:table-cell>
          <table:table-cell office:value-type="float" office:value="2425.25" calcext:value-type="float">
            <text:p>2425.25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7944956.9424" calcext:value-type="float">
            <text:p>7944956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3127.46" calcext:value-type="float">
            <text:p>3127.46</text:p>
          </table:table-cell>
          <table:table-cell office:value-type="float" office:value="2340.6" calcext:value-type="float">
            <text:p>2340.6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781006.0516" calcext:value-type="float">
            <text:p>9781006.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2272.34" calcext:value-type="float">
            <text:p>2272.34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office:value-type="float" office:value="11920584.8644" calcext:value-type="float">
            <text:p>11920584.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2667.15" calcext:value-type="float">
            <text:p>2667.15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7113689.1225" calcext:value-type="float">
            <text:p>7113689.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3832.82" calcext:value-type="float">
            <text:p>3832.82</text:p>
          </table:table-cell>
          <table:table-cell office:value-type="float" office:value="2259.12" calcext:value-type="float">
            <text:p>2259.12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office:value-type="float" office:value="14690509.1524" calcext:value-type="float">
            <text:p>14690509.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3028.67" calcext:value-type="float">
            <text:p>3028.67</text:p>
          </table:table-cell>
          <table:table-cell office:value-type="float" office:value="2241.81" calcext:value-type="float">
            <text:p>2241.8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172841.9689" calcext:value-type="float">
            <text:p>9172841.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3873.84" calcext:value-type="float">
            <text:p>3873.84</text:p>
          </table:table-cell>
          <table:table-cell office:value-type="float" office:value="2304.52" calcext:value-type="float">
            <text:p>2304.52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office:value-type="float" office:value="15006636.3456" calcext:value-type="float">
            <text:p>15006636.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2769.9" calcext:value-type="float">
            <text:p>2769.9</text:p>
          </table:table-cell>
          <table:table-cell office:value-type="float" office:value="2380.86" calcext:value-type="float">
            <text:p>2380.86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office:value-type="float" office:value="7672346.01" calcext:value-type="float">
            <text:p>767234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3201.5" calcext:value-type="float">
            <text:p>3201.5</text:p>
          </table:table-cell>
          <table:table-cell office:value-type="float" office:value="2524.04" calcext:value-type="float">
            <text:p>2524.04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office:value-type="float" office:value="10249602.25" calcext:value-type="float">
            <text:p>102496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604.24" calcext:value-type="float">
            <text:p>2604.24</text:p>
          </table:table-cell>
          <table:table-cell office:value-type="float" office:value="2713.63" calcext:value-type="float">
            <text:p>2713.6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office:value-type="float" office:value="6782065.9776" calcext:value-type="float">
            <text:p>6782065.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2964.97" calcext:value-type="float">
            <text:p>2964.97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office:value-type="float" office:value="9571412.8129" calcext:value-type="float">
            <text:p>9571412.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3429.7" calcext:value-type="float">
            <text:p>3429.7</text:p>
          </table:table-cell>
          <table:table-cell office:value-type="float" office:value="3300.9" calcext:value-type="float">
            <text:p>3300.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office:value-type="float" office:value="11762842.09" calcext:value-type="float">
            <text:p>1176284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3891.73" calcext:value-type="float">
            <text:p>3891.73</text:p>
          </table:table-cell>
          <table:table-cell office:value-type="float" office:value="3615.32" calcext:value-type="float">
            <text:p>3615.32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office:value-type="float" office:value="15145562.3929" calcext:value-type="float">
            <text:p>15145562.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3760.85" calcext:value-type="float">
            <text:p>3760.85</text:p>
          </table:table-cell>
          <table:table-cell office:value-type="float" office:value="3877.88" calcext:value-type="float">
            <text:p>3877.88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office:value-type="float" office:value="14143992.7225" calcext:value-type="float">
            <text:p>14143992.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163.86" calcext:value-type="float">
            <text:p>4163.86</text:p>
          </table:table-cell>
          <table:table-cell office:value-type="float" office:value="4136.97" calcext:value-type="float">
            <text:p>4136.97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17337730.0996" calcext:value-type="float">
            <text:p>17337730.0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05.59" calcext:value-type="float">
            <text:p>4805.59</text:p>
          </table:table-cell>
          <table:table-cell office:value-type="float" office:value="4385.27" calcext:value-type="float">
            <text:p>4385.27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23093695.2481" calcext:value-type="float">
            <text:p>23093695.2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4627.25" calcext:value-type="float">
            <text:p>4627.25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office:value-type="float" office:value="22544358.6481" calcext:value-type="float">
            <text:p>22544358.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068.91" calcext:value-type="float">
            <text:p>4068.91</text:p>
          </table:table-cell>
          <table:table-cell office:value-type="float" office:value="4734.93" calcext:value-type="float">
            <text:p>4734.9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office:value-type="float" office:value="16556028.5881" calcext:value-type="float">
            <text:p>16556028.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2295.9" calcext:value-type="float">
            <text:p>2295.9</text:p>
          </table:table-cell>
          <table:table-cell office:value-type="float" office:value="4695.45" calcext:value-type="float">
            <text:p>4695.45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office:value-type="float" office:value="5271156.81" calcext:value-type="float">
            <text:p>52711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2474.92" calcext:value-type="float">
            <text:p>2474.92</text:p>
          </table:table-cell>
          <table:table-cell office:value-type="float" office:value="4481.04" calcext:value-type="float">
            <text:p>4481.04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6125229.0064" calcext:value-type="float">
            <text:p>6125229.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4146.83" calcext:value-type="float">
            <text:p>4146.83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office:value-type="float" office:value="16743481.9344" calcext:value-type="float">
            <text:p>16743481.9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3502.53" calcext:value-type="float">
            <text:p>3502.53</text:p>
          </table:table-cell>
          <table:table-cell office:value-type="float" office:value="3950.91" calcext:value-type="float">
            <text:p>3950.9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267716.4009" calcext:value-type="float">
            <text:p>12267716.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2721.12" calcext:value-type="float">
            <text:p>2721.12</text:p>
          </table:table-cell>
          <table:table-cell office:value-type="float" office:value="3834.71" calcext:value-type="float">
            <text:p>3834.7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7404494.0544" calcext:value-type="float">
            <text:p>7404494.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2643.79" calcext:value-type="float">
            <text:p>2643.79</text:p>
          </table:table-cell>
          <table:table-cell office:value-type="float" office:value="3757.38" calcext:value-type="float">
            <text:p>3757.38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6989625.5641" calcext:value-type="float">
            <text:p>6989625.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3674.85" calcext:value-type="float">
            <text:p>3674.85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office:value-type="float" office:value="3884683.3216" calcext:value-type="float">
            <text:p>3884683.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2285.63" calcext:value-type="float">
            <text:p>2285.63</text:p>
          </table:table-cell>
          <table:table-cell office:value-type="float" office:value="3596.1" calcext:value-type="float">
            <text:p>3596.1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5224104.4969" calcext:value-type="float">
            <text:p>5224104.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3575.3" calcext:value-type="float">
            <text:p>3575.3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office:value-type="float" office:value="19304423.9424" calcext:value-type="float">
            <text:p>19304423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3262.2" calcext:value-type="float">
            <text:p>3262.2</text:p>
          </table:table-cell>
          <table:table-cell office:value-type="float" office:value="3624.1" calcext:value-type="float">
            <text:p>3624.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0641948.84" calcext:value-type="float">
            <text:p>1064194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3592.25" calcext:value-type="float">
            <text:p>3592.25</text:p>
          </table:table-cell>
          <table:table-cell office:value-type="float" office:value="3730.92" calcext:value-type="float">
            <text:p>3730.9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904260.0625" calcext:value-type="float">
            <text:p>1290426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4179.63" calcext:value-type="float">
            <text:p>4179.63</text:p>
          </table:table-cell>
          <table:table-cell office:value-type="float" office:value="3924.87" calcext:value-type="float">
            <text:p>3924.87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office:value-type="float" office:value="17469306.9369" calcext:value-type="float">
            <text:p>17469306.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039.3" calcext:value-type="float">
            <text:p>5039.3</text:p>
          </table:table-cell>
          <table:table-cell office:value-type="float" office:value="4312.76" calcext:value-type="float">
            <text:p>4312.76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office:value-type="float" office:value="25394544.49" calcext:value-type="float">
            <text:p>2539454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36.63" calcext:value-type="float">
            <text:p>6336.63</text:p>
          </table:table-cell>
          <table:table-cell office:value-type="float" office:value="4823.23" calcext:value-type="float">
            <text:p>4823.23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office:value-type="float" office:value="40152879.7569" calcext:value-type="float">
            <text:p>40152879.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5521.82" calcext:value-type="float">
            <text:p>5521.82</text:p>
          </table:table-cell>
          <table:table-cell office:value-type="float" office:value="5128.39" calcext:value-type="float">
            <text:p>5128.3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30490496.1124" calcext:value-type="float">
            <text:p>30490496.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106.16" calcext:value-type="float">
            <text:p>6106.16</text:p>
          </table:table-cell>
          <table:table-cell office:value-type="float" office:value="5319.3" calcext:value-type="float">
            <text:p>5319.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37285189.9456" calcext:value-type="float">
            <text:p>37285189.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5723.08" calcext:value-type="float">
            <text:p>5723.08</text:p>
          </table:table-cell>
          <table:table-cell office:value-type="float" office:value="5329.66" calcext:value-type="float">
            <text:p>5329.66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32753644.6864" calcext:value-type="float">
            <text:p>32753644.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028.09" calcext:value-type="float">
            <text:p>6028.09</text:p>
          </table:table-cell>
          <table:table-cell office:value-type="float" office:value="5241.24" calcext:value-type="float">
            <text:p>5241.24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36337869.0481" calcext:value-type="float">
            <text:p>36337869.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5515.58" calcext:value-type="float">
            <text:p>5515.58</text:p>
          </table:table-cell>
          <table:table-cell office:value-type="float" office:value="5122.15" calcext:value-type="float">
            <text:p>5122.15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30421622.7364" calcext:value-type="float">
            <text:p>30421622.7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4963.93" calcext:value-type="float">
            <text:p>496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office:value-type="float" office:value="24640601.0449" calcext:value-type="float">
            <text:p>24640601.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5123.55" calcext:value-type="float">
            <text:p>5123.55</text:p>
          </table:table-cell>
          <table:table-cell office:value-type="float" office:value="4730.12" calcext:value-type="float">
            <text:p>4730.1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26250764.6025" calcext:value-type="float">
            <text:p>26250764.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4384.16" calcext:value-type="float">
            <text:p>4384.16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office:value-type="float" office:value="30962992.5136" calcext:value-type="float">
            <text:p>30962992.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4376.15" calcext:value-type="float">
            <text:p>4376.15</text:p>
          </table:table-cell>
          <table:table-cell office:value-type="float" office:value="3982.72" calcext:value-type="float">
            <text:p>3982.7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19150688.8225" calcext:value-type="float">
            <text:p>19150688.82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16847622.2538854" calcext:value-type="float">
            <text:p>16847622.25388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office:value-type="float" office:value="4104.58551547966" calcext:value-type="float">
            <text:p>4104.58551547966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7.8709in" svg:height="5.5323in" svg:x="9.9654in" svg:y="2.5098in">
            <draw:object draw:notify-on-update-of-ranges="Sheet2.A2:Sheet2.A49 Sheet2.B2:Sheet2.B49 Sheet2.C2:Sheet2.C49 Sheet2.D2:Sheet2.D49 Sheet2.E2:Sheet2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ational grid [W]</text:p>
          </table:table-cell>
          <table:table-cell office:value-type="string" calcext:value-type="string">
            <text:p><text:s/>fixe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4564.78" calcext:value-type="float">
            <text:p>4564.78</text:p>
          </table:table-cell>
          <table:table-cell office:value-type="float" office:value="3777.93" calcext:value-type="float">
            <text:p>3777.9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20837216.4484" calcext:value-type="float">
            <text:p>20837216.448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4291.34" calcext:value-type="float">
            <text:p>4291.34</text:p>
          </table:table-cell>
          <table:table-cell office:value-type="float" office:value="3504.48" calcext:value-type="float">
            <text:p>3504.48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office:value-type="float" office:value="18415598.9956" calcext:value-type="float">
            <text:p>18415598.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3618.11" calcext:value-type="float">
            <text:p>3618.11</text:p>
          </table:table-cell>
          <table:table-cell office:value-type="float" office:value="3224.69" calcext:value-type="float">
            <text:p>3224.6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13090719.9721" calcext:value-type="float">
            <text:p>13090719.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2958.85" calcext:value-type="float">
            <text:p>2958.85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office:value-type="float" office:value="17132397.1569" calcext:value-type="float">
            <text:p>17132397.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2811.28" calcext:value-type="float">
            <text:p>2811.28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office:value-type="float" office:value="15932551.2336" calcext:value-type="float">
            <text:p>15932551.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233.8" calcext:value-type="float">
            <text:p>4233.8</text:p>
          </table:table-cell>
          <table:table-cell office:value-type="float" office:value="2660.1" calcext:value-type="float">
            <text:p>2660.1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office:value-type="float" office:value="17925062.44" calcext:value-type="float">
            <text:p>1792506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2523.94" calcext:value-type="float">
            <text:p>2523.94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office:value-type="float" office:value="16790735.5225" calcext:value-type="float">
            <text:p>16790735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2818.68" calcext:value-type="float">
            <text:p>2818.68</text:p>
          </table:table-cell>
          <table:table-cell office:value-type="float" office:value="2425.25" calcext:value-type="float">
            <text:p>2425.25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7944956.9424" calcext:value-type="float">
            <text:p>7944956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3127.46" calcext:value-type="float">
            <text:p>3127.46</text:p>
          </table:table-cell>
          <table:table-cell office:value-type="float" office:value="2340.6" calcext:value-type="float">
            <text:p>2340.6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781006.0516" calcext:value-type="float">
            <text:p>9781006.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2272.34" calcext:value-type="float">
            <text:p>2272.34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office:value-type="float" office:value="11920584.8644" calcext:value-type="float">
            <text:p>11920584.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2667.15" calcext:value-type="float">
            <text:p>2667.15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7113689.1225" calcext:value-type="float">
            <text:p>7113689.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3832.82" calcext:value-type="float">
            <text:p>3832.82</text:p>
          </table:table-cell>
          <table:table-cell office:value-type="float" office:value="2259.12" calcext:value-type="float">
            <text:p>2259.12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office:value-type="float" office:value="14690509.1524" calcext:value-type="float">
            <text:p>14690509.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3028.67" calcext:value-type="float">
            <text:p>3028.67</text:p>
          </table:table-cell>
          <table:table-cell office:value-type="float" office:value="2241.81" calcext:value-type="float">
            <text:p>2241.8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172841.9689" calcext:value-type="float">
            <text:p>9172841.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3873.84" calcext:value-type="float">
            <text:p>3873.84</text:p>
          </table:table-cell>
          <table:table-cell office:value-type="float" office:value="2304.52" calcext:value-type="float">
            <text:p>2304.52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office:value-type="float" office:value="15006636.3456" calcext:value-type="float">
            <text:p>15006636.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2769.9" calcext:value-type="float">
            <text:p>2769.9</text:p>
          </table:table-cell>
          <table:table-cell office:value-type="float" office:value="2380.86" calcext:value-type="float">
            <text:p>2380.86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office:value-type="float" office:value="7672346.01" calcext:value-type="float">
            <text:p>767234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3201.5" calcext:value-type="float">
            <text:p>3201.5</text:p>
          </table:table-cell>
          <table:table-cell office:value-type="float" office:value="2524.04" calcext:value-type="float">
            <text:p>2524.04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office:value-type="float" office:value="10249602.25" calcext:value-type="float">
            <text:p>102496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604.24" calcext:value-type="float">
            <text:p>2604.24</text:p>
          </table:table-cell>
          <table:table-cell office:value-type="float" office:value="2713.63" calcext:value-type="float">
            <text:p>2713.6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office:value-type="float" office:value="6782065.9776" calcext:value-type="float">
            <text:p>6782065.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2964.97" calcext:value-type="float">
            <text:p>2964.97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office:value-type="float" office:value="9571412.8129" calcext:value-type="float">
            <text:p>9571412.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3429.7" calcext:value-type="float">
            <text:p>3429.7</text:p>
          </table:table-cell>
          <table:table-cell office:value-type="float" office:value="3300.9" calcext:value-type="float">
            <text:p>3300.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office:value-type="float" office:value="11762842.09" calcext:value-type="float">
            <text:p>1176284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3891.73" calcext:value-type="float">
            <text:p>3891.73</text:p>
          </table:table-cell>
          <table:table-cell office:value-type="float" office:value="3615.32" calcext:value-type="float">
            <text:p>3615.32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office:value-type="float" office:value="15145562.3929" calcext:value-type="float">
            <text:p>15145562.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3760.85" calcext:value-type="float">
            <text:p>3760.85</text:p>
          </table:table-cell>
          <table:table-cell office:value-type="float" office:value="3877.88" calcext:value-type="float">
            <text:p>3877.88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office:value-type="float" office:value="14143992.7225" calcext:value-type="float">
            <text:p>14143992.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163.86" calcext:value-type="float">
            <text:p>4163.86</text:p>
          </table:table-cell>
          <table:table-cell office:value-type="float" office:value="4136.97" calcext:value-type="float">
            <text:p>4136.97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17337730.0996" calcext:value-type="float">
            <text:p>17337730.0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05.59" calcext:value-type="float">
            <text:p>4805.59</text:p>
          </table:table-cell>
          <table:table-cell office:value-type="float" office:value="4385.27" calcext:value-type="float">
            <text:p>4385.27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23093695.2481" calcext:value-type="float">
            <text:p>23093695.2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4627.25" calcext:value-type="float">
            <text:p>4627.25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office:value-type="float" office:value="22544358.6481" calcext:value-type="float">
            <text:p>22544358.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068.91" calcext:value-type="float">
            <text:p>4068.91</text:p>
          </table:table-cell>
          <table:table-cell office:value-type="float" office:value="4734.93" calcext:value-type="float">
            <text:p>4734.9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office:value-type="float" office:value="16556028.5881" calcext:value-type="float">
            <text:p>16556028.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2295.9" calcext:value-type="float">
            <text:p>2295.9</text:p>
          </table:table-cell>
          <table:table-cell office:value-type="float" office:value="4695.45" calcext:value-type="float">
            <text:p>4695.45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office:value-type="float" office:value="5271156.81" calcext:value-type="float">
            <text:p>52711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2474.92" calcext:value-type="float">
            <text:p>2474.92</text:p>
          </table:table-cell>
          <table:table-cell office:value-type="float" office:value="4481.04" calcext:value-type="float">
            <text:p>4481.04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6125229.0064" calcext:value-type="float">
            <text:p>6125229.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4146.83" calcext:value-type="float">
            <text:p>4146.83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office:value-type="float" office:value="16743481.9344" calcext:value-type="float">
            <text:p>16743481.9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3502.53" calcext:value-type="float">
            <text:p>3502.53</text:p>
          </table:table-cell>
          <table:table-cell office:value-type="float" office:value="3950.91" calcext:value-type="float">
            <text:p>3950.9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267716.4009" calcext:value-type="float">
            <text:p>12267716.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2721.12" calcext:value-type="float">
            <text:p>2721.12</text:p>
          </table:table-cell>
          <table:table-cell office:value-type="float" office:value="3834.71" calcext:value-type="float">
            <text:p>3834.7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7404494.0544" calcext:value-type="float">
            <text:p>7404494.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2643.79" calcext:value-type="float">
            <text:p>2643.79</text:p>
          </table:table-cell>
          <table:table-cell office:value-type="float" office:value="3757.38" calcext:value-type="float">
            <text:p>3757.38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6989625.5641" calcext:value-type="float">
            <text:p>6989625.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3674.85" calcext:value-type="float">
            <text:p>3674.85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office:value-type="float" office:value="3884683.3216" calcext:value-type="float">
            <text:p>3884683.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2285.63" calcext:value-type="float">
            <text:p>2285.63</text:p>
          </table:table-cell>
          <table:table-cell office:value-type="float" office:value="3596.1" calcext:value-type="float">
            <text:p>3596.1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5224104.4969" calcext:value-type="float">
            <text:p>5224104.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3575.3" calcext:value-type="float">
            <text:p>3575.3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office:value-type="float" office:value="19304423.9424" calcext:value-type="float">
            <text:p>19304423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3262.2" calcext:value-type="float">
            <text:p>3262.2</text:p>
          </table:table-cell>
          <table:table-cell office:value-type="float" office:value="3624.1" calcext:value-type="float">
            <text:p>3624.1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0641948.84" calcext:value-type="float">
            <text:p>1064194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3592.25" calcext:value-type="float">
            <text:p>3592.25</text:p>
          </table:table-cell>
          <table:table-cell office:value-type="float" office:value="3730.92" calcext:value-type="float">
            <text:p>3730.9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904260.0625" calcext:value-type="float">
            <text:p>1290426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4179.63" calcext:value-type="float">
            <text:p>4179.63</text:p>
          </table:table-cell>
          <table:table-cell office:value-type="float" office:value="3924.87" calcext:value-type="float">
            <text:p>3924.87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office:value-type="float" office:value="17469306.9369" calcext:value-type="float">
            <text:p>17469306.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039.3" calcext:value-type="float">
            <text:p>5039.3</text:p>
          </table:table-cell>
          <table:table-cell office:value-type="float" office:value="4312.76" calcext:value-type="float">
            <text:p>4312.76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office:value-type="float" office:value="25394544.49" calcext:value-type="float">
            <text:p>2539454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36.63" calcext:value-type="float">
            <text:p>6336.63</text:p>
          </table:table-cell>
          <table:table-cell office:value-type="float" office:value="4823.23" calcext:value-type="float">
            <text:p>4823.23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office:value-type="float" office:value="40152879.7569" calcext:value-type="float">
            <text:p>40152879.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5521.82" calcext:value-type="float">
            <text:p>5521.82</text:p>
          </table:table-cell>
          <table:table-cell office:value-type="float" office:value="5128.39" calcext:value-type="float">
            <text:p>5128.39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30490496.1124" calcext:value-type="float">
            <text:p>30490496.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106.16" calcext:value-type="float">
            <text:p>6106.16</text:p>
          </table:table-cell>
          <table:table-cell office:value-type="float" office:value="5319.3" calcext:value-type="float">
            <text:p>5319.3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37285189.9456" calcext:value-type="float">
            <text:p>37285189.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5723.08" calcext:value-type="float">
            <text:p>5723.08</text:p>
          </table:table-cell>
          <table:table-cell office:value-type="float" office:value="5329.66" calcext:value-type="float">
            <text:p>5329.66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32753644.6864" calcext:value-type="float">
            <text:p>32753644.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028.09" calcext:value-type="float">
            <text:p>6028.09</text:p>
          </table:table-cell>
          <table:table-cell office:value-type="float" office:value="5241.24" calcext:value-type="float">
            <text:p>5241.24</text:p>
          </table:table-cell>
          <table:table-cell office:value-type="float" office:value="786.853" calcext:value-type="float">
            <text:p>786.85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36337869.0481" calcext:value-type="float">
            <text:p>36337869.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5515.58" calcext:value-type="float">
            <text:p>5515.58</text:p>
          </table:table-cell>
          <table:table-cell office:value-type="float" office:value="5122.15" calcext:value-type="float">
            <text:p>5122.15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30421622.7364" calcext:value-type="float">
            <text:p>30421622.7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4963.93" calcext:value-type="float">
            <text:p>496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office:value-type="float" office:value="24640601.0449" calcext:value-type="float">
            <text:p>24640601.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5123.55" calcext:value-type="float">
            <text:p>5123.55</text:p>
          </table:table-cell>
          <table:table-cell office:value-type="float" office:value="4730.12" calcext:value-type="float">
            <text:p>4730.1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26250764.6025" calcext:value-type="float">
            <text:p>26250764.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4384.16" calcext:value-type="float">
            <text:p>4384.16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office:value-type="float" office:value="30962992.5136" calcext:value-type="float">
            <text:p>30962992.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4376.15" calcext:value-type="float">
            <text:p>4376.15</text:p>
          </table:table-cell>
          <table:table-cell office:value-type="float" office:value="3982.72" calcext:value-type="float">
            <text:p>3982.72</text:p>
          </table:table-cell>
          <table:table-cell office:value-type="float" office:value="393.427" calcext:value-type="float">
            <text:p>393.427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19150688.8225" calcext:value-type="float">
            <text:p>19150688.82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16847622.2538854" calcext:value-type="float">
            <text:p>16847622.25388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office:value-type="float" office:value="4104.58551547966" calcext:value-type="float">
            <text:p>4104.585515479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04:19:10.179573758</dc:date>
    <meta:editing-duration>PT1M19S</meta:editing-duration>
    <meta:editing-cycles>2</meta:editing-cycles>
    <meta:generator>LibreOffice/7.3.7.2$Linux_X86_64 LibreOffice_project/30$Build-2</meta:generator>
    <meta:document-statistic meta:table-count="2" meta:cell-count="7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93cm" svg:height="14.053cm" xlink:href=".." xlink:type="simple" chart:class="chart:line" chart:style-name="ch1">
        <chart:legend chart:legend-position="end" svg:x="17.141cm" svg:y="5.98cm" style:legend-expansion="high" chart:style-name="ch2"/>
        <chart:plot-area chart:style-name="ch3" table:cell-range-address="working.A2:working.E49" chart:data-source-has-labels="column" svg:x="0.399cm" svg:y="0.281cm" svg:width="16.343cm" svg:height="13.491cm">
          <chart:coordinate-region svg:x="1.925cm" svg:y="0.48cm" svg:width="14.817cm" svg:height="11.378cm"/>
          <chart:axis chart:dimension="x" chart:name="primary-x" chart:style-name="ch4" chartooo:axis-type="auto">
            <chartooo:date-scale/>
            <chart:categories table:cell-range-address="working.A2:working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rking.B2:working.B49" chart:class="chart:line">
            <chart:data-point chart:repeated="48"/>
          </chart:series>
          <chart:series chart:style-name="ch7" chart:values-cell-range-address="working.C2:working.C49" chart:class="chart:line">
            <chart:data-point chart:repeated="48"/>
          </chart:series>
          <chart:series chart:style-name="ch8" chart:values-cell-range-address="working.D2:working.D49" chart:class="chart:line">
            <chart:data-point chart:repeated="48"/>
          </chart:series>
          <chart:series chart:style-name="ch9" chart:values-cell-range-address="working.E2:working.E49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working.A2:working.A49</svg:desc>
                </draw:g>
              </table:table-cell>
              <table:table-cell office:value-type="float" office:value="4564.78">
                <text:p>4564.78</text:p>
                <draw:g>
                  <svg:desc>working.B2:working.B49</svg:desc>
                </draw:g>
              </table:table-cell>
              <table:table-cell office:value-type="float" office:value="3777.93">
                <text:p>3777.93</text:p>
                <draw:g>
                  <svg:desc>working.C2:working.C49</svg:desc>
                </draw:g>
              </table:table-cell>
              <table:table-cell office:value-type="float" office:value="786.853">
                <text:p>786.853</text:p>
                <draw:g>
                  <svg:desc>working.D2:working.D49</svg:desc>
                </draw:g>
              </table:table-cell>
              <table:table-cell office:value-type="float" office:value="0">
                <text:p>0</text:p>
                <draw:g>
                  <svg:desc>working.E2:working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4291.34">
                <text:p>4291.34</text:p>
              </table:table-cell>
              <table:table-cell office:value-type="float" office:value="3504.48">
                <text:p>3504.48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3618.11">
                <text:p>3618.11</text:p>
              </table:table-cell>
              <table:table-cell office:value-type="float" office:value="3224.69">
                <text:p>3224.69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139.13">
                <text:p>4139.13</text:p>
              </table:table-cell>
              <table:table-cell office:value-type="float" office:value="2958.85">
                <text:p>2958.85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3991.56">
                <text:p>3991.56</text:p>
              </table:table-cell>
              <table:table-cell office:value-type="float" office:value="2811.28">
                <text:p>2811.28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233.8">
                <text:p>4233.8</text:p>
              </table:table-cell>
              <table:table-cell office:value-type="float" office:value="2660.1">
                <text:p>2660.1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097.65">
                <text:p>4097.65</text:p>
              </table:table-cell>
              <table:table-cell office:value-type="float" office:value="2523.94">
                <text:p>2523.94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2818.68">
                <text:p>2818.68</text:p>
              </table:table-cell>
              <table:table-cell office:value-type="float" office:value="2425.25">
                <text:p>2425.25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3127.46">
                <text:p>3127.46</text:p>
              </table:table-cell>
              <table:table-cell office:value-type="float" office:value="2340.6">
                <text:p>2340.6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3452.62">
                <text:p>3452.62</text:p>
              </table:table-cell>
              <table:table-cell office:value-type="float" office:value="2272.34">
                <text:p>2272.34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2667.15">
                <text:p>2667.15</text:p>
              </table:table-cell>
              <table:table-cell office:value-type="float" office:value="2273.73">
                <text:p>2273.73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3832.82">
                <text:p>3832.82</text:p>
              </table:table-cell>
              <table:table-cell office:value-type="float" office:value="2259.12">
                <text:p>2259.12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3028.67">
                <text:p>3028.67</text:p>
              </table:table-cell>
              <table:table-cell office:value-type="float" office:value="2241.81">
                <text:p>2241.81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3873.84">
                <text:p>3873.84</text:p>
              </table:table-cell>
              <table:table-cell office:value-type="float" office:value="2304.52">
                <text:p>2304.52</text:p>
              </table:table-cell>
              <table:table-cell office:value-type="float" office:value="1573.71">
                <text:p>1573.71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2769.9">
                <text:p>2769.9</text:p>
              </table:table-cell>
              <table:table-cell office:value-type="float" office:value="2380.86">
                <text:p>2380.86</text:p>
              </table:table-cell>
              <table:table-cell office:value-type="float" office:value="393.427">
                <text:p>393.427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3201.5">
                <text:p>3201.5</text:p>
              </table:table-cell>
              <table:table-cell office:value-type="float" office:value="2524.04">
                <text:p>2524.04</text:p>
              </table:table-cell>
              <table:table-cell office:value-type="float" office:value="786.853">
                <text:p>786.85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604.24">
                <text:p>2604.24</text:p>
              </table:table-cell>
              <table:table-cell office:value-type="float" office:value="2713.63">
                <text:p>2713.6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3093.77">
                <text:p>3093.77</text:p>
              </table:table-cell>
              <table:table-cell office:value-type="float" office:value="2964.97">
                <text:p>2964.97</text:p>
              </table:table-cell>
              <table:table-cell office:value-type="float" office:value="393.427">
                <text:p>393.42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3429.7">
                <text:p>3429.7</text:p>
              </table:table-cell>
              <table:table-cell office:value-type="float" office:value="3300.9">
                <text:p>3300.9</text:p>
              </table:table-cell>
              <table:table-cell office:value-type="float" office:value="393.427">
                <text:p>393.42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3891.73">
                <text:p>3891.73</text:p>
              </table:table-cell>
              <table:table-cell office:value-type="float" office:value="3615.32">
                <text:p>3615.32</text:p>
              </table:table-cell>
              <table:table-cell office:value-type="float" office:value="786.853">
                <text:p>786.85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3760.85">
                <text:p>3760.85</text:p>
              </table:table-cell>
              <table:table-cell office:value-type="float" office:value="3877.88">
                <text:p>3877.88</text:p>
              </table:table-cell>
              <table:table-cell office:value-type="float" office:value="393.427">
                <text:p>393.427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163.86">
                <text:p>4163.86</text:p>
              </table:table-cell>
              <table:table-cell office:value-type="float" office:value="4136.97">
                <text:p>4136.97</text:p>
              </table:table-cell>
              <table:table-cell office:value-type="float" office:value="1180.28">
                <text:p>1180.28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05.59">
                <text:p>4805.59</text:p>
              </table:table-cell>
              <table:table-cell office:value-type="float" office:value="4385.27">
                <text:p>4385.27</text:p>
              </table:table-cell>
              <table:table-cell office:value-type="float" office:value="1573.71">
                <text:p>1573.71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48.09">
                <text:p>4748.09</text:p>
              </table:table-cell>
              <table:table-cell office:value-type="float" office:value="4627.25">
                <text:p>4627.25</text:p>
              </table:table-cell>
              <table:table-cell office:value-type="float" office:value="1573.71">
                <text:p>1573.71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068.91">
                <text:p>4068.91</text:p>
              </table:table-cell>
              <table:table-cell office:value-type="float" office:value="4734.93">
                <text:p>4734.93</text:p>
              </table:table-cell>
              <table:table-cell office:value-type="float" office:value="786.853">
                <text:p>786.85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2295.9">
                <text:p>2295.9</text:p>
              </table:table-cell>
              <table:table-cell office:value-type="float" office:value="4695.45">
                <text:p>4695.45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2474.92">
                <text:p>2474.92</text:p>
              </table:table-cell>
              <table:table-cell office:value-type="float" office:value="4481.04">
                <text:p>4481.04</text:p>
              </table:table-cell>
              <table:table-cell office:value-type="float" office:value="393.427">
                <text:p>393.427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091.88">
                <text:p>4091.88</text:p>
              </table:table-cell>
              <table:table-cell office:value-type="float" office:value="4146.83">
                <text:p>4146.83</text:p>
              </table:table-cell>
              <table:table-cell office:value-type="float" office:value="1180.28">
                <text:p>1180.28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3502.53">
                <text:p>3502.53</text:p>
              </table:table-cell>
              <table:table-cell office:value-type="float" office:value="3950.91">
                <text:p>3950.91</text:p>
              </table:table-cell>
              <table:table-cell office:value-type="float" office:value="786.853">
                <text:p>786.85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2721.12">
                <text:p>2721.12</text:p>
              </table:table-cell>
              <table:table-cell office:value-type="float" office:value="3834.71">
                <text:p>3834.71</text:p>
              </table:table-cell>
              <table:table-cell office:value-type="float" office:value="786.853">
                <text:p>786.85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2643.79">
                <text:p>2643.79</text:p>
              </table:table-cell>
              <table:table-cell office:value-type="float" office:value="3757.38">
                <text:p>3757.38</text:p>
              </table:table-cell>
              <table:table-cell office:value-type="float" office:value="786.853">
                <text:p>786.85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970.96">
                <text:p>1970.96</text:p>
              </table:table-cell>
              <table:table-cell office:value-type="float" office:value="3674.85">
                <text:p>3674.85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2285.63">
                <text:p>2285.63</text:p>
              </table:table-cell>
              <table:table-cell office:value-type="float" office:value="3596.1">
                <text:p>3596.1</text:p>
              </table:table-cell>
              <table:table-cell office:value-type="float" office:value="393.427">
                <text:p>393.427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393.68">
                <text:p>4393.68</text:p>
              </table:table-cell>
              <table:table-cell office:value-type="float" office:value="3575.3">
                <text:p>3575.3</text:p>
              </table:table-cell>
              <table:table-cell office:value-type="float" office:value="1967.13">
                <text:p>1967.1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3262.2">
                <text:p>3262.2</text:p>
              </table:table-cell>
              <table:table-cell office:value-type="float" office:value="3624.1">
                <text:p>3624.1</text:p>
              </table:table-cell>
              <table:table-cell office:value-type="float" office:value="786.853">
                <text:p>786.85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3592.25">
                <text:p>3592.25</text:p>
              </table:table-cell>
              <table:table-cell office:value-type="float" office:value="3730.92">
                <text:p>3730.92</text:p>
              </table:table-cell>
              <table:table-cell office:value-type="float" office:value="393.427">
                <text:p>393.427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4179.63">
                <text:p>4179.63</text:p>
              </table:table-cell>
              <table:table-cell office:value-type="float" office:value="3924.87">
                <text:p>3924.87</text:p>
              </table:table-cell>
              <table:table-cell office:value-type="float" office:value="786.853">
                <text:p>786.85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039.3">
                <text:p>5039.3</text:p>
              </table:table-cell>
              <table:table-cell office:value-type="float" office:value="4312.76">
                <text:p>4312.76</text:p>
              </table:table-cell>
              <table:table-cell office:value-type="float" office:value="786.853">
                <text:p>786.85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36.63">
                <text:p>6336.63</text:p>
              </table:table-cell>
              <table:table-cell office:value-type="float" office:value="4823.23">
                <text:p>4823.23</text:p>
              </table:table-cell>
              <table:table-cell office:value-type="float" office:value="1573.71">
                <text:p>1573.71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5521.82">
                <text:p>5521.82</text:p>
              </table:table-cell>
              <table:table-cell office:value-type="float" office:value="5128.39">
                <text:p>5128.39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106.16">
                <text:p>6106.16</text:p>
              </table:table-cell>
              <table:table-cell office:value-type="float" office:value="5319.3">
                <text:p>5319.3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5723.08">
                <text:p>5723.08</text:p>
              </table:table-cell>
              <table:table-cell office:value-type="float" office:value="5329.66">
                <text:p>5329.66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028.09">
                <text:p>6028.09</text:p>
              </table:table-cell>
              <table:table-cell office:value-type="float" office:value="5241.24">
                <text:p>5241.24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5515.58">
                <text:p>5515.58</text:p>
              </table:table-cell>
              <table:table-cell office:value-type="float" office:value="5122.15">
                <text:p>5122.15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4963.93">
                <text:p>4963.93</text:p>
              </table:table-cell>
              <table:table-cell office:value-type="float" office:value="4963.93">
                <text:p>496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5123.55">
                <text:p>5123.55</text:p>
              </table:table-cell>
              <table:table-cell office:value-type="float" office:value="4730.12">
                <text:p>4730.12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5564.44">
                <text:p>5564.44</text:p>
              </table:table-cell>
              <table:table-cell office:value-type="float" office:value="4384.16">
                <text:p>4384.16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4376.15">
                <text:p>4376.15</text:p>
              </table:table-cell>
              <table:table-cell office:value-type="float" office:value="3982.72">
                <text:p>3982.72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93cm" svg:height="14.053cm" xlink:href=".." xlink:type="simple" chart:class="chart:line" chart:style-name="ch1">
        <chart:legend chart:legend-position="end" svg:x="17.141cm" svg:y="5.98cm" style:legend-expansion="high" chart:style-name="ch2"/>
        <chart:plot-area chart:style-name="ch3" table:cell-range-address="Sheet2.A2:Sheet2.E49" chart:data-source-has-labels="column" svg:x="0.399cm" svg:y="0.281cm" svg:width="16.343cm" svg:height="13.491cm">
          <chart:coordinate-region svg:x="1.925cm" svg:y="0.48cm" svg:width="14.817cm" svg:height="11.378cm"/>
          <chart:axis chart:dimension="x" chart:name="primary-x" chart:style-name="ch4" chartooo:axis-type="auto">
            <chartooo:date-scale/>
            <chart:categories table:cell-range-address="Sheet2.A2:Sheet2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9" chart:class="chart:line">
            <chart:data-point chart:repeated="48"/>
          </chart:series>
          <chart:series chart:style-name="ch7" chart:values-cell-range-address="Sheet2.C2:Sheet2.C49" chart:class="chart:line">
            <chart:data-point chart:repeated="48"/>
          </chart:series>
          <chart:series chart:style-name="ch8" chart:values-cell-range-address="Sheet2.D2:Sheet2.D49" chart:class="chart:line">
            <chart:data-point chart:repeated="48"/>
          </chart:series>
          <chart:series chart:style-name="ch9" chart:values-cell-range-address="Sheet2.E2:Sheet2.E49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Sheet2.A2:Sheet2.A49</svg:desc>
                </draw:g>
              </table:table-cell>
              <table:table-cell office:value-type="float" office:value="4564.78">
                <text:p>4564.78</text:p>
                <draw:g>
                  <svg:desc>Sheet2.B2:Sheet2.B49</svg:desc>
                </draw:g>
              </table:table-cell>
              <table:table-cell office:value-type="float" office:value="3777.93">
                <text:p>3777.93</text:p>
                <draw:g>
                  <svg:desc>Sheet2.C2:Sheet2.C49</svg:desc>
                </draw:g>
              </table:table-cell>
              <table:table-cell office:value-type="float" office:value="786.853">
                <text:p>786.853</text:p>
                <draw:g>
                  <svg:desc>Sheet2.D2:Sheet2.D49</svg:desc>
                </draw:g>
              </table:table-cell>
              <table:table-cell office:value-type="float" office:value="0">
                <text:p>0</text:p>
                <draw:g>
                  <svg:desc>Sheet2.E2:Sheet2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4291.34">
                <text:p>4291.34</text:p>
              </table:table-cell>
              <table:table-cell office:value-type="float" office:value="3504.48">
                <text:p>3504.48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3618.11">
                <text:p>3618.11</text:p>
              </table:table-cell>
              <table:table-cell office:value-type="float" office:value="3224.69">
                <text:p>3224.69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139.13">
                <text:p>4139.13</text:p>
              </table:table-cell>
              <table:table-cell office:value-type="float" office:value="2958.85">
                <text:p>2958.85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3991.56">
                <text:p>3991.56</text:p>
              </table:table-cell>
              <table:table-cell office:value-type="float" office:value="2811.28">
                <text:p>2811.28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233.8">
                <text:p>4233.8</text:p>
              </table:table-cell>
              <table:table-cell office:value-type="float" office:value="2660.1">
                <text:p>2660.1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097.65">
                <text:p>4097.65</text:p>
              </table:table-cell>
              <table:table-cell office:value-type="float" office:value="2523.94">
                <text:p>2523.94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2818.68">
                <text:p>2818.68</text:p>
              </table:table-cell>
              <table:table-cell office:value-type="float" office:value="2425.25">
                <text:p>2425.25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3127.46">
                <text:p>3127.46</text:p>
              </table:table-cell>
              <table:table-cell office:value-type="float" office:value="2340.6">
                <text:p>2340.6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3452.62">
                <text:p>3452.62</text:p>
              </table:table-cell>
              <table:table-cell office:value-type="float" office:value="2272.34">
                <text:p>2272.34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2667.15">
                <text:p>2667.15</text:p>
              </table:table-cell>
              <table:table-cell office:value-type="float" office:value="2273.73">
                <text:p>2273.73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3832.82">
                <text:p>3832.82</text:p>
              </table:table-cell>
              <table:table-cell office:value-type="float" office:value="2259.12">
                <text:p>2259.12</text:p>
              </table:table-cell>
              <table:table-cell office:value-type="float" office:value="1573.71">
                <text:p>157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3028.67">
                <text:p>3028.67</text:p>
              </table:table-cell>
              <table:table-cell office:value-type="float" office:value="2241.81">
                <text:p>2241.81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3873.84">
                <text:p>3873.84</text:p>
              </table:table-cell>
              <table:table-cell office:value-type="float" office:value="2304.52">
                <text:p>2304.52</text:p>
              </table:table-cell>
              <table:table-cell office:value-type="float" office:value="1573.71">
                <text:p>1573.71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2769.9">
                <text:p>2769.9</text:p>
              </table:table-cell>
              <table:table-cell office:value-type="float" office:value="2380.86">
                <text:p>2380.86</text:p>
              </table:table-cell>
              <table:table-cell office:value-type="float" office:value="393.427">
                <text:p>393.427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3201.5">
                <text:p>3201.5</text:p>
              </table:table-cell>
              <table:table-cell office:value-type="float" office:value="2524.04">
                <text:p>2524.04</text:p>
              </table:table-cell>
              <table:table-cell office:value-type="float" office:value="786.853">
                <text:p>786.85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604.24">
                <text:p>2604.24</text:p>
              </table:table-cell>
              <table:table-cell office:value-type="float" office:value="2713.63">
                <text:p>2713.6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3093.77">
                <text:p>3093.77</text:p>
              </table:table-cell>
              <table:table-cell office:value-type="float" office:value="2964.97">
                <text:p>2964.97</text:p>
              </table:table-cell>
              <table:table-cell office:value-type="float" office:value="393.427">
                <text:p>393.42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3429.7">
                <text:p>3429.7</text:p>
              </table:table-cell>
              <table:table-cell office:value-type="float" office:value="3300.9">
                <text:p>3300.9</text:p>
              </table:table-cell>
              <table:table-cell office:value-type="float" office:value="393.427">
                <text:p>393.42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3891.73">
                <text:p>3891.73</text:p>
              </table:table-cell>
              <table:table-cell office:value-type="float" office:value="3615.32">
                <text:p>3615.32</text:p>
              </table:table-cell>
              <table:table-cell office:value-type="float" office:value="786.853">
                <text:p>786.85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3760.85">
                <text:p>3760.85</text:p>
              </table:table-cell>
              <table:table-cell office:value-type="float" office:value="3877.88">
                <text:p>3877.88</text:p>
              </table:table-cell>
              <table:table-cell office:value-type="float" office:value="393.427">
                <text:p>393.427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163.86">
                <text:p>4163.86</text:p>
              </table:table-cell>
              <table:table-cell office:value-type="float" office:value="4136.97">
                <text:p>4136.97</text:p>
              </table:table-cell>
              <table:table-cell office:value-type="float" office:value="1180.28">
                <text:p>1180.28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05.59">
                <text:p>4805.59</text:p>
              </table:table-cell>
              <table:table-cell office:value-type="float" office:value="4385.27">
                <text:p>4385.27</text:p>
              </table:table-cell>
              <table:table-cell office:value-type="float" office:value="1573.71">
                <text:p>1573.71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48.09">
                <text:p>4748.09</text:p>
              </table:table-cell>
              <table:table-cell office:value-type="float" office:value="4627.25">
                <text:p>4627.25</text:p>
              </table:table-cell>
              <table:table-cell office:value-type="float" office:value="1573.71">
                <text:p>1573.71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068.91">
                <text:p>4068.91</text:p>
              </table:table-cell>
              <table:table-cell office:value-type="float" office:value="4734.93">
                <text:p>4734.93</text:p>
              </table:table-cell>
              <table:table-cell office:value-type="float" office:value="786.853">
                <text:p>786.85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2295.9">
                <text:p>2295.9</text:p>
              </table:table-cell>
              <table:table-cell office:value-type="float" office:value="4695.45">
                <text:p>4695.45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2474.92">
                <text:p>2474.92</text:p>
              </table:table-cell>
              <table:table-cell office:value-type="float" office:value="4481.04">
                <text:p>4481.04</text:p>
              </table:table-cell>
              <table:table-cell office:value-type="float" office:value="393.427">
                <text:p>393.427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091.88">
                <text:p>4091.88</text:p>
              </table:table-cell>
              <table:table-cell office:value-type="float" office:value="4146.83">
                <text:p>4146.83</text:p>
              </table:table-cell>
              <table:table-cell office:value-type="float" office:value="1180.28">
                <text:p>1180.28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3502.53">
                <text:p>3502.53</text:p>
              </table:table-cell>
              <table:table-cell office:value-type="float" office:value="3950.91">
                <text:p>3950.91</text:p>
              </table:table-cell>
              <table:table-cell office:value-type="float" office:value="786.853">
                <text:p>786.85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2721.12">
                <text:p>2721.12</text:p>
              </table:table-cell>
              <table:table-cell office:value-type="float" office:value="3834.71">
                <text:p>3834.71</text:p>
              </table:table-cell>
              <table:table-cell office:value-type="float" office:value="786.853">
                <text:p>786.85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2643.79">
                <text:p>2643.79</text:p>
              </table:table-cell>
              <table:table-cell office:value-type="float" office:value="3757.38">
                <text:p>3757.38</text:p>
              </table:table-cell>
              <table:table-cell office:value-type="float" office:value="786.853">
                <text:p>786.85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970.96">
                <text:p>1970.96</text:p>
              </table:table-cell>
              <table:table-cell office:value-type="float" office:value="3674.85">
                <text:p>3674.85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2285.63">
                <text:p>2285.63</text:p>
              </table:table-cell>
              <table:table-cell office:value-type="float" office:value="3596.1">
                <text:p>3596.1</text:p>
              </table:table-cell>
              <table:table-cell office:value-type="float" office:value="393.427">
                <text:p>393.427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393.68">
                <text:p>4393.68</text:p>
              </table:table-cell>
              <table:table-cell office:value-type="float" office:value="3575.3">
                <text:p>3575.3</text:p>
              </table:table-cell>
              <table:table-cell office:value-type="float" office:value="1967.13">
                <text:p>1967.1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3262.2">
                <text:p>3262.2</text:p>
              </table:table-cell>
              <table:table-cell office:value-type="float" office:value="3624.1">
                <text:p>3624.1</text:p>
              </table:table-cell>
              <table:table-cell office:value-type="float" office:value="786.853">
                <text:p>786.85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3592.25">
                <text:p>3592.25</text:p>
              </table:table-cell>
              <table:table-cell office:value-type="float" office:value="3730.92">
                <text:p>3730.92</text:p>
              </table:table-cell>
              <table:table-cell office:value-type="float" office:value="393.427">
                <text:p>393.427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4179.63">
                <text:p>4179.63</text:p>
              </table:table-cell>
              <table:table-cell office:value-type="float" office:value="3924.87">
                <text:p>3924.87</text:p>
              </table:table-cell>
              <table:table-cell office:value-type="float" office:value="786.853">
                <text:p>786.85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039.3">
                <text:p>5039.3</text:p>
              </table:table-cell>
              <table:table-cell office:value-type="float" office:value="4312.76">
                <text:p>4312.76</text:p>
              </table:table-cell>
              <table:table-cell office:value-type="float" office:value="786.853">
                <text:p>786.85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36.63">
                <text:p>6336.63</text:p>
              </table:table-cell>
              <table:table-cell office:value-type="float" office:value="4823.23">
                <text:p>4823.23</text:p>
              </table:table-cell>
              <table:table-cell office:value-type="float" office:value="1573.71">
                <text:p>1573.71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5521.82">
                <text:p>5521.82</text:p>
              </table:table-cell>
              <table:table-cell office:value-type="float" office:value="5128.39">
                <text:p>5128.39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106.16">
                <text:p>6106.16</text:p>
              </table:table-cell>
              <table:table-cell office:value-type="float" office:value="5319.3">
                <text:p>5319.3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5723.08">
                <text:p>5723.08</text:p>
              </table:table-cell>
              <table:table-cell office:value-type="float" office:value="5329.66">
                <text:p>5329.66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028.09">
                <text:p>6028.09</text:p>
              </table:table-cell>
              <table:table-cell office:value-type="float" office:value="5241.24">
                <text:p>5241.24</text:p>
              </table:table-cell>
              <table:table-cell office:value-type="float" office:value="786.853">
                <text:p>786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5515.58">
                <text:p>5515.58</text:p>
              </table:table-cell>
              <table:table-cell office:value-type="float" office:value="5122.15">
                <text:p>5122.15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4963.93">
                <text:p>4963.93</text:p>
              </table:table-cell>
              <table:table-cell office:value-type="float" office:value="4963.93">
                <text:p>496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5123.55">
                <text:p>5123.55</text:p>
              </table:table-cell>
              <table:table-cell office:value-type="float" office:value="4730.12">
                <text:p>4730.12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5564.44">
                <text:p>5564.44</text:p>
              </table:table-cell>
              <table:table-cell office:value-type="float" office:value="4384.16">
                <text:p>4384.16</text:p>
              </table:table-cell>
              <table:table-cell office:value-type="float" office:value="1180.28">
                <text:p>118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4376.15">
                <text:p>4376.15</text:p>
              </table:table-cell>
              <table:table-cell office:value-type="float" office:value="3982.72">
                <text:p>3982.72</text:p>
              </table:table-cell>
              <table:table-cell office:value-type="float" office:value="393.427">
                <text:p>393.4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